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LDTGPY03Mux4ep2s7RW_R0nn5dx2bFYfMbdb2hCAuZUbfOOHOS2uj4XndZ3qwOgON2VDUS69ZwCwOZ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8:17:38.795457797</meta:creation-date>
    <dc:date>2025-02-26T18:18:11.08194994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24.2.7.2$Linux_X86_64 LibreOffice_project/420$Build-2</meta:generator>
  </office:meta>
</office:document-meta>
</file>